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7eaa8" officeooo:paragraph-rsid="0007eaa8"/>
    </style:style>
    <style:style style:name="P2" style:family="paragraph" style:parent-style-name="Table_20_Contents" style:list-style-name="L2">
      <style:text-properties officeooo:rsid="0007eaa8" officeooo:paragraph-rsid="0007eaa8"/>
    </style:style>
    <style:style style:name="P3" style:family="paragraph" style:parent-style-name="Table_20_Contents" style:list-style-name="L3">
      <style:text-properties officeooo:rsid="0007eaa8" officeooo:paragraph-rsid="0007eaa8"/>
    </style:style>
    <style:style style:name="P4" style:family="paragraph" style:parent-style-name="Table_20_Contents" style:list-style-name="L4">
      <style:text-properties officeooo:rsid="0007eaa8" officeooo:paragraph-rsid="0007eaa8"/>
    </style:style>
    <style:style style:name="P5" style:family="paragraph" style:parent-style-name="Table_20_Contents" style:list-style-name="L5">
      <style:text-properties officeooo:rsid="0007eaa8" officeooo:paragraph-rsid="0007eaa8"/>
    </style:style>
    <style:style style:name="P6" style:family="paragraph" style:parent-style-name="Table_20_Contents" style:list-style-name="L6">
      <style:text-properties officeooo:rsid="0007eaa8" officeooo:paragraph-rsid="0007eaa8"/>
    </style:style>
    <style:style style:name="P7" style:family="paragraph" style:parent-style-name="Table_20_Contents" style:list-style-name="L1">
      <style:text-properties officeooo:paragraph-rsid="0007eaa8"/>
    </style:style>
    <style:style style:name="T1" style:family="text">
      <style:text-properties officeooo:rsid="0007eaa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2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loext:num-list-format="%1%.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4"/>
        <table:table-row table:style-name="TableLine1594682998864">
          <table:table-cell table:style-name="Table1.A1" office:value-type="string">
            <text:p text:style-name="P1">Que</text:p>
          </table:table-cell>
          <table:table-cell table:style-name="Table1.A1" office:value-type="string">
            <text:p text:style-name="P1">Status</text:p>
          </table:table-cell>
          <table:table-cell table:style-name="Table1.A1" office:value-type="string">
            <text:p text:style-name="P1">Que</text:p>
          </table:table-cell>
          <table:table-cell table:style-name="Table1.D1" office:value-type="string">
            <text:p text:style-name="P1">Status</text:p>
          </table:table-cell>
        </table:table-row>
        <table:table-row table:style-name="TableLine1594682998864">
          <table:table-cell table:style-name="Table1.A2" office:value-type="string">
            <text:list xml:id="list3566848117" text:style-name="L5">
              <text:list-item>
                <text:p text:style-name="P5"/>
              </text:list-item>
            </text:list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list xml:id="list756233477" text:style-name="L6">
              <text:list-item>
                <text:p text:style-name="P6"/>
              </text:list-item>
            </text:list>
          </table:table-cell>
          <table:table-cell table:style-name="Table1.D2" office:value-type="string">
            <text:p text:style-name="P1"/>
          </table:table-cell>
        </table:table-row>
        <table:table-row table:style-name="TableLine1594682998864">
          <table:table-cell table:style-name="Table1.A2" office:value-type="string">
            <text:list xml:id="list111526378997387" text:continue-list="list3566848117" text:style-name="L5">
              <text:list-item>
                <text:p text:style-name="P5"/>
              </text:list-item>
            </text:list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list xml:id="list111525242049905" text:continue-list="list756233477" text:style-name="L6">
              <text:list-item>
                <text:p text:style-name="P6"/>
              </text:list-item>
            </text:list>
          </table:table-cell>
          <table:table-cell table:style-name="Table1.D2" office:value-type="string">
            <text:p text:style-name="P1"/>
          </table:table-cell>
        </table:table-row>
        <table:table-row table:style-name="TableLine1594682998864">
          <table:table-cell table:style-name="Table1.A2" office:value-type="string">
            <text:list xml:id="list111525622008691" text:continue-list="list111526378997387" text:style-name="L5">
              <text:list-item>
                <text:p text:style-name="P5"/>
              </text:list-item>
            </text:list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list xml:id="list111526519915773" text:continue-list="list111525242049905" text:style-name="L6">
              <text:list-item>
                <text:p text:style-name="P6"/>
              </text:list-item>
            </text:list>
          </table:table-cell>
          <table:table-cell table:style-name="Table1.D2" office:value-type="string">
            <text:p text:style-name="P1"/>
          </table:table-cell>
        </table:table-row>
        <table:table-row table:style-name="TableLine1594682998864">
          <table:table-cell table:style-name="Table1.A2" office:value-type="string">
            <text:list xml:id="list111525430659528" text:continue-list="list111525622008691" text:style-name="L5">
              <text:list-item>
                <text:p text:style-name="P5"/>
              </text:list-item>
            </text:list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list xml:id="list111525603572551" text:continue-list="list111526519915773" text:style-name="L6">
              <text:list-item>
                <text:p text:style-name="P6"/>
              </text:list-item>
            </text:list>
          </table:table-cell>
          <table:table-cell table:style-name="Table1.D2" office:value-type="string">
            <text:p text:style-name="P1"/>
          </table:table-cell>
        </table:table-row>
        <table:table-row table:style-name="TableLine1594682998864">
          <table:table-cell table:style-name="Table1.A2" office:value-type="string">
            <text:list xml:id="list111526935594330" text:continue-list="list111525430659528" text:style-name="L5">
              <text:list-item>
                <text:p text:style-name="P5"/>
              </text:list-item>
            </text:list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list xml:id="list111526167707180" text:continue-list="list111525603572551" text:style-name="L6">
              <text:list-item>
                <text:p text:style-name="P6"/>
              </text:list-item>
            </text:list>
          </table:table-cell>
          <table:table-cell table:style-name="Table1.D2" office:value-type="string">
            <text:p text:style-name="P1"/>
          </table:table-cell>
        </table:table-row>
        <table:table-row table:style-name="TableLine1594682998864">
          <table:table-cell table:style-name="Table1.A2" office:value-type="string">
            <text:list xml:id="list111526861884052" text:continue-list="list111526935594330" text:style-name="L5">
              <text:list-item>
                <text:p text:style-name="P5"/>
              </text:list-item>
            </text:list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list xml:id="list111526308364017" text:continue-list="list111526167707180" text:style-name="L6">
              <text:list-item>
                <text:p text:style-name="P6"/>
              </text:list-item>
            </text:list>
          </table:table-cell>
          <table:table-cell table:style-name="Table1.D2" office:value-type="string">
            <text:p text:style-name="P1"/>
          </table:table-cell>
        </table:table-row>
        <table:table-row table:style-name="TableLine1594682998864">
          <table:table-cell table:style-name="Table1.A2" office:value-type="string">
            <text:list xml:id="list111525337918617" text:continue-list="list111526861884052" text:style-name="L5">
              <text:list-item>
                <text:p text:style-name="P5"/>
              </text:list-item>
            </text:list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list xml:id="list111525555715925" text:continue-list="list111526308364017" text:style-name="L6">
              <text:list-item>
                <text:p text:style-name="P6"/>
              </text:list-item>
            </text:list>
          </table:table-cell>
          <table:table-cell table:style-name="Table1.D2" office:value-type="string">
            <text:p text:style-name="P1"/>
          </table:table-cell>
        </table:table-row>
        <table:table-row table:style-name="TableLine1594682998864">
          <table:table-cell table:style-name="Table1.A2" office:value-type="string">
            <text:list xml:id="list111527024562720" text:continue-list="list111525337918617" text:style-name="L5">
              <text:list-item>
                <text:p text:style-name="P5"/>
              </text:list-item>
            </text:list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list xml:id="list111525642091950" text:continue-list="list111525555715925" text:style-name="L6">
              <text:list-item>
                <text:p text:style-name="P6"/>
              </text:list-item>
            </text:list>
          </table:table-cell>
          <table:table-cell table:style-name="Table1.D2" office:value-type="string">
            <text:p text:style-name="P1"/>
          </table:table-cell>
        </table:table-row>
        <table:table-row table:style-name="TableLine1594682998864">
          <table:table-cell table:style-name="Table1.A2" office:value-type="string">
            <text:list xml:id="list111526576751274" text:continue-list="list111527024562720" text:style-name="L5">
              <text:list-item>
                <text:p text:style-name="P5"/>
              </text:list-item>
            </text:list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list xml:id="list111525586460433" text:continue-list="list111525642091950" text:style-name="L6">
              <text:list-item>
                <text:p text:style-name="P6"/>
              </text:list-item>
            </text:list>
          </table:table-cell>
          <table:table-cell table:style-name="Table1.D2" office:value-type="string">
            <text:p text:style-name="P1"/>
          </table:table-cell>
        </table:table-row>
        <table:table-row table:style-name="TableLine1594682998864">
          <table:table-cell table:style-name="Table1.A2" office:value-type="string">
            <text:list xml:id="list111526716581033" text:continue-list="list111526576751274" text:style-name="L5">
              <text:list-item>
                <text:p text:style-name="P5"/>
              </text:list-item>
            </text:list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list xml:id="list111525968541361" text:continue-list="list111525586460433" text:style-name="L6">
              <text:list-item>
                <text:p text:style-name="P6"/>
              </text:list-item>
            </text:list>
          </table:table-cell>
          <table:table-cell table:style-name="Table1.D2" office:value-type="string">
            <text:p text:style-name="P1"/>
          </table:table-cell>
        </table:table-row>
        <table:table-row table:style-name="TableLine1594682998864">
          <table:table-cell table:style-name="Table1.A2" office:value-type="string">
            <text:list xml:id="list111526095254246" text:continue-list="list111526716581033" text:style-name="L5">
              <text:list-item>
                <text:p text:style-name="P5"/>
              </text:list-item>
            </text:list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list xml:id="list111525236059329" text:continue-list="list111525968541361" text:style-name="L6">
              <text:list-item>
                <text:p text:style-name="P6"/>
              </text:list-item>
            </text:list>
          </table:table-cell>
          <table:table-cell table:style-name="Table1.D2" office:value-type="string">
            <text:p text:style-name="P1"/>
          </table:table-cell>
        </table:table-row>
        <table:table-row table:style-name="TableLine1594682998864">
          <table:table-cell table:style-name="Table1.A2" office:value-type="string">
            <text:list xml:id="list111525803052279" text:continue-list="list111526095254246" text:style-name="L5">
              <text:list-item>
                <text:p text:style-name="P5"/>
              </text:list-item>
            </text:list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list xml:id="list111526289878887" text:continue-list="list111525236059329" text:style-name="L6">
              <text:list-item>
                <text:p text:style-name="P6"/>
              </text:list-item>
            </text:list>
          </table:table-cell>
          <table:table-cell table:style-name="Table1.D2" office:value-type="string">
            <text:p text:style-name="P1"/>
          </table:table-cell>
        </table:table-row>
        <table:table-row table:style-name="TableLine1594682998864">
          <table:table-cell table:style-name="Table1.A2" office:value-type="string">
            <text:list xml:id="list111526347160693" text:continue-list="list111525803052279" text:style-name="L5">
              <text:list-item>
                <text:p text:style-name="P5"/>
              </text:list-item>
            </text:list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list xml:id="list111525220144685" text:continue-list="list111526289878887" text:style-name="L6">
              <text:list-item>
                <text:p text:style-name="P6"/>
              </text:list-item>
            </text:list>
          </table:table-cell>
          <table:table-cell table:style-name="Table1.D2" office:value-type="string">
            <text:p text:style-name="P1"/>
          </table:table-cell>
        </table:table-row>
        <table:table-row table:style-name="TableLine1594682998864">
          <table:table-cell table:style-name="Table1.A2" office:value-type="string">
            <text:list xml:id="list111527229849232" text:continue-list="list111526347160693" text:style-name="L5">
              <text:list-item>
                <text:p text:style-name="P5"/>
              </text:list-item>
            </text:list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list xml:id="list111527042355922" text:continue-list="list111525220144685" text:style-name="L6">
              <text:list-item>
                <text:p text:style-name="P6"/>
              </text:list-item>
            </text:list>
          </table:table-cell>
          <table:table-cell table:style-name="Table1.D2" office:value-type="string">
            <text:p text:style-name="P1"/>
          </table:table-cell>
        </table:table-row>
        <table:table-row table:style-name="TableLine1594682998864">
          <table:table-cell table:style-name="Table1.A2" office:value-type="string">
            <text:list xml:id="list111526487229989" text:continue-list="list111527229849232" text:style-name="L5">
              <text:list-item>
                <text:p text:style-name="P5"/>
              </text:list-item>
            </text:list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list xml:id="list111525148823233" text:continue-list="list111527042355922" text:style-name="L6">
              <text:list-item>
                <text:p text:style-name="P6"/>
              </text:list-item>
            </text:list>
          </table:table-cell>
          <table:table-cell table:style-name="Table1.D2" office:value-type="string">
            <text:p text:style-name="P1"/>
          </table:table-cell>
        </table:table-row>
        <table:table-row table:style-name="TableLine1594682998864">
          <table:table-cell table:style-name="Table1.A2" office:value-type="string">
            <text:list xml:id="list111526323668891" text:continue-list="list111526487229989" text:style-name="L5">
              <text:list-item>
                <text:p text:style-name="P5"/>
              </text:list-item>
            </text:list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list xml:id="list111525913452891" text:continue-list="list111525148823233" text:style-name="L6">
              <text:list-item>
                <text:p text:style-name="P6"/>
              </text:list-item>
            </text:list>
          </table:table-cell>
          <table:table-cell table:style-name="Table1.D2" office:value-type="string">
            <text:p text:style-name="P1"/>
          </table:table-cell>
        </table:table-row>
        <table:table-row table:style-name="TableLine1594682998864">
          <table:table-cell table:style-name="Table1.A2" office:value-type="string">
            <text:list xml:id="list111525855008219" text:continue-list="list111526323668891" text:style-name="L5">
              <text:list-item>
                <text:p text:style-name="P5"/>
              </text:list-item>
            </text:list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list xml:id="list111525748543684" text:continue-list="list111525913452891" text:style-name="L6">
              <text:list-item>
                <text:p text:style-name="P6"/>
              </text:list-item>
            </text:list>
          </table:table-cell>
          <table:table-cell table:style-name="Table1.D2" office:value-type="string">
            <text:p text:style-name="P1"/>
          </table:table-cell>
        </table:table-row>
        <table:table-row table:style-name="TableLine1594682998864">
          <table:table-cell table:style-name="Table1.A2" office:value-type="string">
            <text:list xml:id="list111526485494092" text:continue-list="list111525855008219" text:style-name="L5">
              <text:list-item>
                <text:p text:style-name="P5"/>
              </text:list-item>
            </text:list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list xml:id="list111526267916203" text:continue-list="list111525748543684" text:style-name="L6">
              <text:list-item>
                <text:p text:style-name="P6"/>
              </text:list-item>
            </text:list>
          </table:table-cell>
          <table:table-cell table:style-name="Table1.D2" office:value-type="string">
            <text:p text:style-name="P1"/>
          </table:table-cell>
        </table:table-row>
        <table:table-row table:style-name="TableLine1594682998864">
          <table:table-cell table:style-name="Table1.A2" office:value-type="string">
            <text:list xml:id="list111526886741084" text:continue-list="list111526485494092" text:style-name="L5">
              <text:list-item>
                <text:p text:style-name="P5"/>
              </text:list-item>
            </text:list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list xml:id="list111525549819379" text:continue-list="list111526267916203" text:style-name="L6">
              <text:list-item>
                <text:p text:style-name="P6"/>
              </text:list-item>
            </text:list>
          </table:table-cell>
          <table:table-cell table:style-name="Table1.D2" office:value-type="string">
            <text:p text:style-name="P1"/>
          </table:table-cell>
        </table:table-row>
        <table:table-row table:style-name="TableLine1594682998864">
          <table:table-cell table:style-name="Table1.A2" office:value-type="string">
            <text:list xml:id="list111526649556749" text:continue-list="list111526886741084" text:style-name="L5">
              <text:list-item>
                <text:p text:style-name="P5"/>
              </text:list-item>
            </text:list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list xml:id="list111525890777152" text:continue-list="list111525549819379" text:style-name="L6">
              <text:list-item>
                <text:p text:style-name="P6"/>
              </text:list-item>
            </text:list>
          </table:table-cell>
          <table:table-cell table:style-name="Table1.D2" office:value-type="string">
            <text:p text:style-name="P1"/>
          </table:table-cell>
        </table:table-row>
        <table:table-row table:style-name="TableLine1594682998864">
          <table:table-cell table:style-name="Table1.A2" office:value-type="string">
            <text:list xml:id="list111525246535592" text:continue-list="list111526649556749" text:style-name="L5">
              <text:list-item>
                <text:p text:style-name="P5"/>
              </text:list-item>
            </text:list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list xml:id="list111526105515186" text:continue-list="list111525890777152" text:style-name="L6">
              <text:list-item>
                <text:p text:style-name="P6"/>
              </text:list-item>
            </text:list>
          </table:table-cell>
          <table:table-cell table:style-name="Table1.D2" office:value-type="string">
            <text:p text:style-name="P1">,</text:p>
          </table:table-cell>
        </table:table-row>
        <table:table-row table:style-name="TableLine1594682998864">
          <table:table-cell table:style-name="Table1.A2" office:value-type="string">
            <text:list xml:id="list111525980620905" text:continue-list="list111525246535592" text:style-name="L5">
              <text:list-item>
                <text:p text:style-name="P5"/>
              </text:list-item>
            </text:list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list xml:id="list111527187759604" text:continue-list="list111526105515186" text:style-name="L6">
              <text:list-item>
                <text:p text:style-name="P6"/>
              </text:list-item>
            </text:list>
          </table:table-cell>
          <table:table-cell table:style-name="Table1.D2" office:value-type="string">
            <text:p text:style-name="P1"/>
          </table:table-cell>
        </table:table-row>
        <table:table-row table:style-name="TableLine1594682998864">
          <table:table-cell table:style-name="Table1.A2" office:value-type="string">
            <text:list xml:id="list111526078221163" text:continue-list="list111525980620905" text:style-name="L5">
              <text:list-item>
                <text:p text:style-name="P5"/>
              </text:list-item>
            </text:list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list xml:id="list111525442194201" text:continue-list="list111527187759604" text:style-name="L6">
              <text:list-item>
                <text:p text:style-name="P6"/>
              </text:list-item>
            </text:list>
          </table:table-cell>
          <table:table-cell table:style-name="Table1.D2" office:value-type="string">
            <text:p text:style-name="P1"/>
          </table:table-cell>
        </table:table-row>
        <table:table-row table:style-name="TableLine1594682998864">
          <table:table-cell table:style-name="Table1.A2" office:value-type="string">
            <text:list xml:id="list111525790195545" text:continue-list="list111526078221163" text:style-name="L5">
              <text:list-item>
                <text:p text:style-name="P5"/>
              </text:list-item>
            </text:list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list xml:id="list111526838385572" text:continue-list="list111525442194201" text:style-name="L6">
              <text:list-item>
                <text:p text:style-name="P6"/>
              </text:list-item>
            </text:list>
          </table:table-cell>
          <table:table-cell table:style-name="Table1.D2" office:value-type="string">
            <text:p text:style-name="P1"/>
          </table:table-cell>
        </table:table-row>
        <table:table-row table:style-name="TableLine1594682998864">
          <table:table-cell table:style-name="Table1.A2" office:value-type="string">
            <text:list xml:id="list111525203260982" text:continue-list="list111525790195545" text:style-name="L5">
              <text:list-item>
                <text:p text:style-name="P5"/>
              </text:list-item>
            </text:list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list xml:id="list111527265027770" text:continue-list="list111526838385572" text:style-name="L6">
              <text:list-item>
                <text:p text:style-name="P6"/>
              </text:list-item>
            </text:list>
          </table:table-cell>
          <table:table-cell table:style-name="Table1.D2" office:value-type="string">
            <text:p text:style-name="P1"/>
          </table:table-cell>
        </table:table-row>
        <table:table-row table:style-name="TableLine1594682998864">
          <table:table-cell table:style-name="Table1.A2" office:value-type="string">
            <text:list xml:id="list111525712930603" text:continue-list="list111525203260982" text:style-name="L5">
              <text:list-item>
                <text:p text:style-name="P5"/>
              </text:list-item>
            </text:list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list xml:id="list111525122891568" text:continue-list="list111527265027770" text:style-name="L6">
              <text:list-item>
                <text:p text:style-name="P6"/>
              </text:list-item>
            </text:list>
          </table:table-cell>
          <table:table-cell table:style-name="Table1.D2" office:value-type="string">
            <text:p text:style-name="P1"/>
          </table:table-cell>
        </table:table-row>
        <table:table-row table:style-name="TableLine1594682998864">
          <table:table-cell table:style-name="Table1.A2" office:value-type="string">
            <text:list xml:id="list111527027020508" text:continue-list="list111525712930603" text:style-name="L5">
              <text:list-item>
                <text:p text:style-name="P5"/>
              </text:list-item>
            </text:list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list xml:id="list111526336889631" text:continue-list="list111525122891568" text:style-name="L6">
              <text:list-item>
                <text:p text:style-name="P6"/>
              </text:list-item>
            </text:list>
          </table:table-cell>
          <table:table-cell table:style-name="Table1.D2" office:value-type="string">
            <text:p text:style-name="P1"/>
          </table:table-cell>
        </table:table-row>
        <table:table-row table:style-name="TableLine1594682998864">
          <table:table-cell table:style-name="Table1.A2" office:value-type="string">
            <text:list xml:id="list111525514379284" text:continue-list="list111527027020508" text:style-name="L5">
              <text:list-item>
                <text:p text:style-name="P5"/>
              </text:list-item>
            </text:list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list xml:id="list111526413326289" text:continue-list="list111526336889631" text:style-name="L6">
              <text:list-item>
                <text:p text:style-name="P6"/>
              </text:list-item>
            </text:list>
          </table:table-cell>
          <table:table-cell table:style-name="Table1.D2" office:value-type="string">
            <text:p text:style-name="P1"/>
          </table:table-cell>
        </table:table-row>
        <table:table-row table:style-name="TableLine1594682998864">
          <table:table-cell table:style-name="Table1.A2" office:value-type="string">
            <text:list xml:id="list111525515721506" text:continue-list="list111525514379284" text:style-name="L5">
              <text:list-item>
                <text:p text:style-name="P5"/>
              </text:list-item>
            </text:list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list xml:id="list111526150043663" text:continue-list="list111526413326289" text:style-name="L6">
              <text:list-item>
                <text:p text:style-name="P6"/>
              </text:list-item>
            </text:list>
          </table:table-cell>
          <table:table-cell table:style-name="Table1.D2" office:value-type="string">
            <text:p text:style-name="P1"/>
          </table:table-cell>
        </table:table-row>
        <table:table-row table:style-name="TableLine1594682998864">
          <table:table-cell table:style-name="Table1.A2" office:value-type="string">
            <text:list xml:id="list111525739948095" text:continue-list="list111525515721506" text:style-name="L5">
              <text:list-item>
                <text:p text:style-name="P5"/>
              </text:list-item>
            </text:list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list xml:id="list111526703113407" text:continue-list="list111526150043663" text:style-name="L6">
              <text:list-item>
                <text:p text:style-name="P6"/>
              </text:list-item>
            </text:list>
          </table:table-cell>
          <table:table-cell table:style-name="Table1.D2" office:value-type="string">
            <text:p text:style-name="P1"/>
          </table:table-cell>
        </table:table-row>
        <table:table-row table:style-name="TableLine1594682998864">
          <table:table-cell table:style-name="Table1.A2" office:value-type="string">
            <text:list xml:id="list111527246228076" text:continue-list="list111525739948095" text:style-name="L5">
              <text:list-item>
                <text:p text:style-name="P5"/>
              </text:list-item>
            </text:list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list xml:id="list111526174207019" text:continue-list="list111526703113407" text:style-name="L6">
              <text:list-item>
                <text:p text:style-name="P6"/>
              </text:list-item>
            </text:list>
          </table:table-cell>
          <table:table-cell table:style-name="Table1.D2" office:value-type="string">
            <text:p text:style-name="P1"/>
          </table:table-cell>
        </table:table-row>
        <table:table-row table:style-name="TableLine1594682998864">
          <table:table-cell table:style-name="Table1.A2" office:value-type="string">
            <text:list xml:id="list111527025421288" text:continue-list="list111527246228076" text:style-name="L5">
              <text:list-item>
                <text:p text:style-name="P5"/>
              </text:list-item>
            </text:list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list xml:id="list111526342506466" text:continue-list="list111526174207019" text:style-name="L6">
              <text:list-item>
                <text:p text:style-name="P6"/>
              </text:list-item>
            </text:list>
          </table:table-cell>
          <table:table-cell table:style-name="Table1.D2" office:value-type="string">
            <text:p text:style-name="P1"/>
          </table:table-cell>
        </table:table-row>
        <table:table-row table:style-name="TableLine1594682998864">
          <table:table-cell table:style-name="Table1.A2" office:value-type="string">
            <text:list xml:id="list111526672952291" text:continue-list="list111527025421288" text:style-name="L5">
              <text:list-item>
                <text:p text:style-name="P5"/>
              </text:list-item>
            </text:list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list xml:id="list111525627599702" text:continue-list="list111526342506466" text:style-name="L6">
              <text:list-item>
                <text:p text:style-name="P6"/>
              </text:list-item>
            </text:list>
          </table:table-cell>
          <table:table-cell table:style-name="Table1.D2" office:value-type="string">
            <text:p text:style-name="P1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1T11:10:01.577000000</dc:date>
    <meta:editing-duration>PT10M6S</meta:editing-duration>
    <meta:editing-cycles>1</meta:editing-cycles>
    <meta:generator>LibreOffice/7.3.2.2$Windows_X86_64 LibreOffice_project/49f2b1bff42cfccbd8f788c8dc32c1c309559be0</meta:generator>
    <meta:document-statistic meta:table-count="1" meta:image-count="0" meta:object-count="0" meta:page-count="2" meta:paragraph-count="71" meta:word-count="71" meta:character-count="208" meta:non-whitespace-character-count="208"/>
  </office:meta>
</office:document-meta>
</file>